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Sheet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Pivot Table_Sheet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Pivot Table_Pivot Table_Sheet1_1_1_1" table:style-name="ta1"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nomedit</text:p>
          </table:table-cell>
          <table:table-cell table:style-name="ce5" office:value-type="string" calcext:value-type="string">
            <text:p>Sum - nbauteurs</text:p>
          </table:table-cell>
        </table:table-row>
        <table:table-row table:style-name="ro1">
          <table:table-cell table:style-name="ce2" office:value-type="string" calcext:value-type="string">
            <text:p>Actes Sud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8" office:value-type="float" office:value="340" calcext:value-type="float">
            <text:p>340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595" calcext:value-type="float">
            <text:p>1595</text:p>
          </table:table-cell>
        </table:table-row>
      </table:table>
      <table:named-expressions/>
      <table:data-pilot-tables>
        <table:data-pilot-table table:name="DataPilot1" table:application-data="" table:target-range-address="'Pivot Table_Pivot Table_Pivot Table_Sheet1_1_1_1'.A1:'Pivot Table_Pivot Table_Pivot Table_Sheet1_1_1_1'.B12" table:buttons="'Pivot Table_Pivot Table_Pivot Table_Sheet1_1_1_1'.A1" table:show-filter-button="false" table:drill-down-on-double-click="false">
          <table:database-source-query table:database-name="LibreOfficeBaseLibrairieLocalHost" table:query-name="Graphique5LocalHost"/>
          <table:data-pilot-field table:source-field-name="nomedit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fr" fo:country="FR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16:02:39.021915756</meta:creation-date>
    <dc:date>2025-03-16T16:17:46.844432332</dc:date>
    <meta:editing-duration>PT4M33S</meta:editing-duration>
    <meta:editing-cycles>1</meta:editing-cycles>
    <meta:document-statistic meta:table-count="4" meta:cell-count="24" meta:object-count="0"/>
    <meta:generator>LibreOffice/25.2.1.2$Linux_X86_64 LibreOffice_project/520$Build-2</meta:generator>
  </office:meta>
</office:document-meta>
</file>